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05e3b"/>
    </style:style>
    <style:style style:name="P3" style:family="paragraph" style:parent-style-name="Table_20_Contents">
      <style:paragraph-properties fo:margin-top="0cm" fo:margin-bottom="0.499cm" loext:contextual-spacing="false"/>
      <style:text-properties officeooo:paragraph-rsid="0008fc12"/>
    </style:style>
    <style:style style:name="P4" style:family="paragraph" style:parent-style-name="Table_20_Contents">
      <style:paragraph-properties fo:margin-top="0cm" fo:margin-bottom="0.499cm" loext:contextual-spacing="false"/>
      <style:text-properties fo:language="fr" fo:country="FR" officeooo:rsid="000d4ce2" officeooo:paragraph-rsid="000d4ce2"/>
    </style:style>
    <style:style style:name="P5" style:family="paragraph" style:parent-style-name="Table_20_Contents">
      <style:paragraph-properties fo:margin-top="0cm" fo:margin-bottom="0.499cm" loext:contextual-spacing="false"/>
      <style:text-properties officeooo:paragraph-rsid="00058c67"/>
    </style:style>
    <style:style style:name="P6" style:family="paragraph" style:parent-style-name="Table_20_Contents">
      <style:paragraph-properties fo:margin-top="0cm" fo:margin-bottom="0.499cm" loext:contextual-spacing="false"/>
      <style:text-properties officeooo:paragraph-rsid="0016a6c2"/>
    </style:style>
    <style:style style:name="P7" style:family="paragraph" style:parent-style-name="Table_20_Contents">
      <style:paragraph-properties fo:margin-top="0cm" fo:margin-bottom="0.499cm" loext:contextual-spacing="false"/>
      <style:text-properties officeooo:paragraph-rsid="0017c050"/>
    </style:style>
    <style:style style:name="P8" style:family="paragraph" style:parent-style-name="Table_20_Contents">
      <style:paragraph-properties fo:margin-top="0cm" fo:margin-bottom="0.499cm" loext:contextual-spacing="false"/>
      <style:text-properties fo:language="fr" fo:country="FR"/>
    </style:style>
    <style:style style:name="P9" style:family="paragraph" style:parent-style-name="Table_20_Contents" style:list-style-name="L1">
      <style:paragraph-properties fo:margin-top="0cm" fo:margin-bottom="0.499cm" loext:contextual-spacing="false"/>
      <style:text-properties fo:language="fr" fo:country="FR"/>
    </style:style>
    <style:style style:name="P10" style:family="paragraph" style:parent-style-name="Table_20_Contents" style:list-style-name="L1">
      <style:paragraph-properties fo:margin-top="0cm" fo:margin-bottom="0.499cm" loext:contextual-spacing="false"/>
      <style:text-properties fo:language="fr" fo:country="FR" officeooo:paragraph-rsid="000be6e9"/>
    </style:style>
    <style:style style:name="P11" style:family="paragraph" style:parent-style-name="Table_20_Contents" style:list-style-name="L2">
      <style:paragraph-properties fo:margin-top="0cm" fo:margin-bottom="0.499cm" loext:contextual-spacing="false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1ba714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05e3b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language="fr" fo:country="FR" fo:font-weight="normal" officeooo:rsid="00069429" style:font-weight-asian="normal" style:font-weight-complex="normal"/>
    </style:style>
    <style:style style:name="T5" style:family="text">
      <style:text-properties fo:language="fr" fo:country="FR" fo:font-weight="normal" officeooo:rsid="0008fc12" style:font-weight-asian="normal" style:font-weight-complex="normal"/>
    </style:style>
    <style:style style:name="T6" style:family="text">
      <style:text-properties fo:language="fr" fo:country="FR" fo:font-weight="normal" officeooo:rsid="00137037" style:font-weight-asian="normal" style:font-weight-complex="normal"/>
    </style:style>
    <style:style style:name="T7" style:family="text">
      <style:text-properties fo:language="fr" fo:country="FR" fo:font-weight="normal" officeooo:rsid="000eb844" style:font-weight-asian="normal" style:font-weight-complex="normal"/>
    </style:style>
    <style:style style:name="T8" style:family="text">
      <style:text-properties fo:language="fr" fo:country="FR" fo:font-weight="normal" officeooo:rsid="0010a02b" style:font-weight-asian="normal" style:font-weight-complex="normal"/>
    </style:style>
    <style:style style:name="T9" style:family="text">
      <style:text-properties fo:language="fr" fo:country="FR" fo:font-weight="normal" officeooo:rsid="0015c02d" style:font-weight-asian="normal" style:font-weight-complex="normal"/>
    </style:style>
    <style:style style:name="T10" style:family="text">
      <style:text-properties fo:language="fr" fo:country="FR" fo:font-weight="normal" officeooo:rsid="0015d25e" style:font-weight-asian="normal" style:font-weight-complex="normal"/>
    </style:style>
    <style:style style:name="T11" style:family="text">
      <style:text-properties fo:language="fr" fo:country="FR" fo:font-weight="normal" officeooo:rsid="00166984" style:font-weight-asian="normal" style:font-weight-complex="normal"/>
    </style:style>
    <style:style style:name="T12" style:family="text">
      <style:text-properties fo:language="fr" fo:country="FR" fo:font-weight="normal" officeooo:rsid="0016a6c2" style:font-weight-asian="normal" style:font-weight-complex="normal"/>
    </style:style>
    <style:style style:name="T13" style:family="text">
      <style:text-properties fo:language="fr" fo:country="FR" fo:font-weight="normal" officeooo:rsid="0017c050" style:font-weight-asian="normal" style:font-weight-complex="normal"/>
    </style:style>
    <style:style style:name="T14" style:family="text">
      <style:text-properties fo:language="fr" fo:country="FR" fo:font-weight="normal" officeooo:rsid="001ba714" style:font-weight-asian="normal" style:font-weight-complex="normal"/>
    </style:style>
    <style:style style:name="T15" style:family="text">
      <style:text-properties fo:language="fr" fo:country="FR" fo:font-weight="normal" officeooo:rsid="0020dca2" style:font-weight-asian="normal" style:font-weight-complex="normal"/>
    </style:style>
    <style:style style:name="T16" style:family="text">
      <style:text-properties fo:language="fr" fo:country="FR" fo:font-weight="normal" officeooo:rsid="00225d31" style:font-weight-asian="normal" style:font-weight-complex="normal"/>
    </style:style>
    <style:style style:name="T17" style:family="text">
      <style:text-properties fo:language="fr" fo:country="FR" fo:font-weight="normal" officeooo:rsid="0023370d" style:font-weight-asian="normal" style:font-weight-complex="normal"/>
    </style:style>
    <style:style style:name="T18" style:family="text">
      <style:text-properties fo:language="fr" fo:country="FR" fo:font-weight="normal" officeooo:rsid="00242dac" style:font-weight-asian="normal" style:font-weight-complex="normal"/>
    </style:style>
    <style:style style:name="T19" style:family="text">
      <style:text-properties fo:language="fr" fo:country="FR" officeooo:rsid="00069429"/>
    </style:style>
    <style:style style:name="T20" style:family="text">
      <style:text-properties fo:language="fr" fo:country="FR" officeooo:rsid="0008fc12"/>
    </style:style>
    <style:style style:name="T21" style:family="text">
      <style:text-properties fo:language="fr" fo:country="FR" officeooo:rsid="0009e13d"/>
    </style:style>
    <style:style style:name="T22" style:family="text">
      <style:text-properties fo:language="fr" fo:country="FR" officeooo:rsid="000d4ce2"/>
    </style:style>
    <style:style style:name="T23" style:family="text">
      <style:text-properties fo:language="fr" fo:country="FR" officeooo:rsid="000eb746"/>
    </style:style>
    <style:style style:name="T24" style:family="text">
      <style:text-properties fo:language="fr" fo:country="FR" officeooo:rsid="000eb844"/>
    </style:style>
    <style:style style:name="T25" style:family="text">
      <style:text-properties fo:language="fr" fo:country="FR" officeooo:rsid="0010a02b"/>
    </style:style>
    <style:style style:name="T26" style:family="text">
      <style:text-properties fo:language="fr" fo:country="FR" fo:font-weight="bold" officeooo:rsid="000eb844" style:font-weight-asian="bold" style:font-weight-complex="bold"/>
    </style:style>
    <style:style style:name="T27" style:family="text">
      <style:text-properties fo:language="fr" fo:country="FR" fo:font-weight="bold" officeooo:rsid="0009e13d" style:font-weight-asian="bold" style:font-weight-complex="bold"/>
    </style:style>
    <style:style style:name="T28" style:family="text">
      <style:text-properties fo:language="fr" fo:country="FR" fo:font-weight="bold" officeooo:rsid="00137037" style:font-weight-asian="bold" style:font-weight-complex="bold"/>
    </style:style>
    <style:style style:name="T29" style:family="text">
      <style:text-properties fo:language="fr" fo:country="FR" fo:font-weight="bold" officeooo:rsid="0016a6c2" style:font-weight-asian="bold" style:font-weight-complex="bold"/>
    </style:style>
    <style:style style:name="T30" style:family="text">
      <style:text-properties fo:language="fr" fo:country="FR" fo:font-weight="bold" officeooo:rsid="0017c050" style:font-weight-asian="bold" style:font-weight-complex="bold"/>
    </style:style>
    <style:style style:name="T31" style:family="text">
      <style:text-properties fo:language="fr" fo:country="FR" fo:font-weight="bold" officeooo:rsid="0023370d" style:font-weight-asian="bold" style:font-weight-complex="bold"/>
    </style:style>
    <style:style style:name="T32" style:family="text">
      <style:text-properties fo:language="fr" fo:country="FR" officeooo:rsid="0011cb9a"/>
    </style:style>
    <style:style style:name="T33" style:family="text">
      <style:text-properties fo:language="fr" fo:country="FR" officeooo:rsid="00137037"/>
    </style:style>
    <style:style style:name="T34" style:family="text">
      <style:text-properties fo:language="fr" fo:country="FR" officeooo:rsid="0015c02d"/>
    </style:style>
    <style:style style:name="T35" style:family="text">
      <style:text-properties fo:language="fr" fo:country="FR" officeooo:rsid="0015d25e"/>
    </style:style>
    <style:style style:name="T36" style:family="text">
      <style:text-properties fo:language="fr" fo:country="FR" officeooo:rsid="00166984"/>
    </style:style>
    <style:style style:name="T37" style:family="text">
      <style:text-properties fo:language="fr" fo:country="FR" officeooo:rsid="001e04d9"/>
    </style:style>
    <style:style style:name="T38" style:family="text">
      <style:text-properties fo:language="fr" fo:country="FR" officeooo:rsid="00225d31"/>
    </style:style>
    <style:style style:name="T39" style:family="text">
      <style:text-properties fo:language="fr" fo:country="FR" fo:font-style="italic" fo:font-weight="bold" officeooo:rsid="00137037" style:font-style-asian="italic" style:font-weight-asian="bold" style:font-style-complex="italic" style:font-weight-complex="bold"/>
    </style:style>
    <style:style style:name="T40" style:family="text">
      <style:text-properties fo:language="fr" fo:country="FR" fo:font-style="italic" fo:font-weight="bold" officeooo:rsid="000eb844" style:font-style-asian="italic" style:font-weight-asian="bold" style:font-style-complex="italic" style:font-weight-complex="bold"/>
    </style:style>
    <style:style style:name="T41" style:family="text">
      <style:text-properties fo:language="fr" fo:country="FR" fo:font-style="italic" fo:font-weight="bold" officeooo:rsid="0009e13d" style:font-style-asian="italic" style:font-weight-asian="bold" style:font-style-complex="italic" style:font-weight-complex="bold"/>
    </style:style>
    <style:style style:name="T42" style:family="text">
      <style:text-properties fo:language="fr" fo:country="FR" fo:font-style="italic" officeooo:rsid="0009e13d" style:font-style-asian="italic" style:font-style-complex="italic"/>
    </style:style>
    <style:style style:name="T43" style:family="text">
      <style:text-properties fo:language="fr" fo:country="FR" fo:font-style="italic" fo:font-weight="normal" officeooo:rsid="00137037" style:font-style-asian="italic" style:font-weight-asian="normal" style:font-style-complex="italic" style:font-weight-complex="normal"/>
    </style:style>
    <style:style style:name="T44" style:family="text">
      <style:text-properties fo:language="fr" fo:country="FR" fo:font-style="italic" fo:font-weight="normal" officeooo:rsid="000eb844" style:font-style-asian="italic" style:font-weight-asian="normal" style:font-style-complex="italic" style:font-weight-complex="normal"/>
    </style:style>
    <style:style style:name="T45" style:family="text">
      <style:text-properties fo:language="fr" fo:country="FR" fo:font-style="italic" fo:font-weight="normal" officeooo:rsid="0009e13d" style:font-style-asian="italic" style:font-weight-asian="normal" style:font-style-complex="italic" style:font-weight-complex="normal"/>
    </style:style>
    <style:style style:name="T46" style:family="text">
      <style:text-properties fo:language="fr" fo:country="FR" fo:font-style="italic" fo:font-weight="normal" officeooo:rsid="0016a6c2" style:font-style-asian="italic" style:font-weight-asian="normal" style:font-style-complex="italic" style:font-weight-complex="normal"/>
    </style:style>
    <style:style style:name="T47" style:family="text">
      <style:text-properties fo:language="fr" fo:country="FR" fo:font-style="italic" fo:font-weight="normal" officeooo:rsid="0017c050" style:font-style-asian="italic" style:font-weight-asian="normal" style:font-style-complex="italic" style:font-weight-complex="normal"/>
    </style:style>
    <style:style style:name="T48" style:family="text">
      <style:text-properties officeooo:rsid="000ab329"/>
    </style:style>
    <style:style style:name="T49" style:family="text">
      <style:text-properties officeooo:rsid="000be6e9"/>
    </style:style>
    <style:style style:name="T50" style:family="text">
      <style:text-properties officeooo:rsid="0018aa4b"/>
    </style:style>
    <style:style style:name="T51" style:family="text">
      <style:text-properties officeooo:rsid="0023370d"/>
    </style:style>
    <style:style style:name="T52" style:family="text">
      <style:text-properties officeooo:rsid="0027fc1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Cas n° 2</text:span></text:span><text:span text:style-name="Strong_20_Emphasis"><text:span text:style-name="T3"> : </text:span></text:span><text:span text:style-name="Strong_20_Emphasis"><text:span text:style-name="T4">Gérer des plats </text:span></text:span><text:span text:style-name="Strong_20_Emphasis"><text:span text:style-name="T5">et desserts</text:span></text:span></text:p>
      <text:p text:style-name="Standard"><text:bookmark text:name="r-2111876"/><text:bookmark text:name="r-2111857"/><text:bookmark text:name="r-2111875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Strong_20_Emphasis"><text:span text:style-name="T1"/></text:span></text:p>
            <text:p text:style-name="P3"><text:bookmark text:name="r-2111854"/><text:span text:style-name="T1">Nom : </text:span><text:span text:style-name="T19">Gérer </text:span><text:span text:style-name="T23">les stocks</text:span><text:span text:style-name="T1"> (package « </text:span><text:span text:style-name="T19">Gestion des </text:span><text:span text:style-name="T23">plats</text:span><text:span text:style-name="T1"> »)</text:span></text:p>
            <text:p text:style-name="P3"><text:bookmark text:name="r-2111855"/><text:span text:style-name="Strong_20_Emphasis"><text:span text:style-name="T1">Acteur(s) :</text:span></text:span><text:span text:style-name="T19"> Gestionnaire</text:span><text:span text:style-name="T1"><text:line-break/></text:span><text:span text:style-name="Strong_20_Emphasis"><text:span text:style-name="T1">Description :</text:span></text:span><text:span text:style-name="T1"> <text:s/></text:span><text:span text:style-name="T19">La gestion des </text:span><text:span text:style-name="T23">stocks </text:span><text:span text:style-name="T19">doit être réalisé par l</text:span><text:span text:style-name="T23">e gestionnaire</text:span><text:span text:style-name="T19"> qui a l’accès à cette fonctionnalité et doit pouvoir </text:span><text:span text:style-name="T23">lister les stocks par période</text:span><text:span text:style-name="T19">,</text:span><text:span text:style-name="T23">modifier/ajouter/supprimer les éléments,</text:span><text:span text:style-name="T19"> mettre à jour et supprimer les plats et desserts </text:span><text:span text:style-name="T23">pour un livreur sélectionné</text:span><text:span text:style-name="T1"><text:line-break/></text:span><text:span text:style-name="Strong_20_Emphasis"><text:span text:style-name="T1">Auteur :</text:span></text:span><text:span text:style-name="T1"> </text:span><text:span text:style-name="T2">Kirill PETROV</text:span><text:span text:style-name="T1"><text:line-break/></text:span><text:span text:style-name="Strong_20_Emphasis"><text:span text:style-name="T1">Date(s) :</text:span></text:span><text:span text:style-name="T1"> </text:span><text:span text:style-name="T23">09</text:span><text:span text:style-name="T2">/</text:span><text:span text:style-name="T23">07</text:span><text:span text:style-name="T1">/</text:span><text:span text:style-name="T2">2020</text:span><text:span text:style-name="T1"> (</text:span><text:span text:style-name="T19">1ère </text:span><text:span text:style-name="T1">rédaction)</text:span></text:p>
            <text:p text:style-name="P1"><text:bookmark text:name="r-2130207"/><text:span text:style-name="Strong_20_Emphasis"><text:span text:style-name="T1">Pré-conditions :</text:span></text:span><text:span text:style-name="T1"> L’utilisateur doit être authentifié en tant qu’</text:span><text:span text:style-name="T19">administrateur</text:span><text:span text:style-name="T1"> (Cas d’utilisation « S’authentifier » – package « Authentification »)<text:line-break/></text:span><text:span text:style-name="Strong_20_Emphasis"><text:span text:style-name="T1">Démarrage :</text:span></text:span><text:span text:style-name="T1"> L’utilisateur a demandé la page « </text:span><text:span text:style-name="T19">Gérer des </text:span><text:span text:style-name="T20">menus</text:span><text:span text:style-name="T1"> »</text:span><text:bookmark text:name="r-2111862"/><text:bookmark text:name="r-2111861"/></text:p>
          </table:table-cell>
        </table:table-row>
        <table:table-row>
          <table:table-cell table:style-name="Tableau1.A1" office:value-type="string">
            <text:p text:style-name="P1"><text:bookmark text:name="r-2111858"/><text:span text:style-name="Strong_20_Emphasis"><text:span text:style-name="T1">DESCRIPTION</text:span></text:span></text:p>
            <text:p text:style-name="P12"><text:bookmark text:name="r-2111859"/><text:span text:style-name="Strong_20_Emphasis"><text:span text:style-name="T1">Le scénario nominal</text:span></text:span><text:span text:style-name="T1"><text:line-break/></text:span><text:span text:style-name="T21">1</text:span><text:span text:style-name="T1">.</text:span><text:span text:style-name="Strong_20_Emphasis"><text:span text:style-name="T1"> Le système</text:span></text:span><text:span text:style-name="T1"> </text:span><text:span text:style-name="T24"><text:s/></text:span><text:span text:style-name="T25">affiche la page « Gérer les stocks »</text:span><text:span text:style-name="T1"><text:line-break/></text:span><text:span text:style-name="T21">2</text:span><text:span text:style-name="T1">. </text:span><text:span text:style-name="T43">L</text:span><text:span text:style-name="T44">’utilisateur</text:span><text:span text:style-name="T7"> </text:span><text:span text:style-name="T24">choisi le cas d’utilisation « </text:span><text:span text:style-name="T25">Consulter les stocks »<text:line-break/></text:span><text:span text:style-name="Strong_20_Emphasis"><text:span text:style-name="T14">3. </text:span></text:span><text:span text:style-name="Strong_20_Emphasis"><text:span text:style-name="T25">Le système </text:span></text:span><text:span text:style-name="Strong_20_Emphasis"><text:span text:style-name="T14">recherche</text:span></text:span><text:span text:style-name="Strong_20_Emphasis"><text:span text:style-name="T8"> </text:span></text:span><text:span text:style-name="Strong_20_Emphasis"><text:span text:style-name="T9">les stocks</text:span></text:span><text:span text:style-name="Strong_20_Emphasis"><text:span text:style-name="T25"><text:line-break/></text:span></text:span><text:span text:style-name="Strong_20_Emphasis"><text:span text:style-name="T16">4</text:span></text:span><text:span text:style-name="Strong_20_Emphasis"><text:span text:style-name="T9">. </text:span></text:span><text:span text:style-name="Strong_20_Emphasis"><text:span text:style-name="T25">Le système</text:span></text:span><text:span text:style-name="T25"> affiche </text:span><text:span text:style-name="T34">les stocks</text:span><text:span text:style-name="T1"><text:line-break/></text:span><text:span text:style-name="T38">5</text:span><text:span text:style-name="T21">. </text:span><text:span text:style-name="T45">L’utilisateur</text:span><text:span text:style-name="T42"> </text:span><text:span text:style-name="T21">choisi </text:span><text:span text:style-name="T37">une période</text:span><text:span text:style-name="T32"> </text:span><text:span text:style-name="T1"><text:line-break/></text:span><text:span text:style-name="T38">6</text:span><text:span text:style-name="T1">. </text:span><text:span text:style-name="Strong_20_Emphasis"><text:span text:style-name="T1">Le système</text:span></text:span><text:span text:style-name="T1"> </text:span><text:span text:style-name="T32">affiche le stock pour cette période</text:span><text:span text:style-name="T1"><text:line-break/></text:span><text:span text:style-name="T38">7</text:span><text:span text:style-name="T1">. </text:span><text:span text:style-name="Strong_20_Emphasis"><text:span text:style-name="T43">L</text:span></text:span><text:span text:style-name="Strong_20_Emphasis"><text:span text:style-name="T44">’utilisateur</text:span></text:span><text:span text:style-name="Strong_20_Emphasis"><text:span text:style-name="T40"> </text:span></text:span><text:span text:style-name="Strong_20_Emphasis"><text:span text:style-name="T7">choisi </text:span></text:span><text:span text:style-name="Strong_20_Emphasis"><text:span text:style-name="T15">la rubrique</text:span></text:span><text:span text:style-name="Strong_20_Emphasis"><text:span text:style-name="T7"> «</text:span></text:span><text:span text:style-name="Strong_20_Emphasis"><text:span text:style-name="T6">Gestion d</text:span></text:span><text:span text:style-name="Strong_20_Emphasis"><text:span text:style-name="T15">es</text:span></text:span><text:span text:style-name="Strong_20_Emphasis"><text:span text:style-name="T6"> stock</text:span></text:span><text:span text:style-name="Strong_20_Emphasis"><text:span text:style-name="T15">s</text:span></text:span><text:span text:style-name="Strong_20_Emphasis"><text:span text:style-name="T6"> d</text:span></text:span><text:span text:style-name="Strong_20_Emphasis"><text:span text:style-name="T15">e</text:span></text:span><text:span text:style-name="Strong_20_Emphasis"><text:span text:style-name="T6"> livreur</text:span></text:span><text:span text:style-name="Strong_20_Emphasis"><text:span text:style-name="T8">»</text:span></text:span><text:span text:style-name="T1"><text:line-break/></text:span><text:span text:style-name="T38">8</text:span><text:span text:style-name="T1">. </text:span><text:span text:style-name="Strong_20_Emphasis"><text:span text:style-name="T1">Le système</text:span></text:span><text:span text:style-name="T1"> </text:span><text:span text:style-name="T35">afficher les livreurs</text:span><text:span text:style-name="T33"><text:line-break/></text:span><text:span text:style-name="T38">9</text:span><text:span text:style-name="T33">. </text:span><text:span text:style-name="Strong_20_Emphasis"><text:span text:style-name="T43">L’utilisateur</text:span></text:span><text:span text:style-name="T33"> choisi un livreur dans la liste<text:line-break/></text:span><text:span text:style-name="T38">10</text:span><text:span text:style-name="T33">. </text:span><text:span text:style-name="Strong_20_Emphasis"><text:span text:style-name="T33">L</text:span></text:span><text:span text:style-name="Strong_20_Emphasis"><text:span text:style-name="T28">e système </text:span></text:span><text:span text:style-name="Strong_20_Emphasis"><text:span text:style-name="T17">affiche la liste</text:span></text:span><text:span text:style-name="Strong_20_Emphasis"><text:span text:style-name="T6"> </text:span></text:span><text:span text:style-name="Strong_20_Emphasis"><text:span text:style-name="T17">d</text:span></text:span><text:span text:style-name="Strong_20_Emphasis"><text:span text:style-name="T6">es plats/desserts en stock du livreur<text:line-break/></text:span></text:span><text:span text:style-name="Strong_20_Emphasis"><text:span text:style-name="T16">11</text:span></text:span><text:span text:style-name="Strong_20_Emphasis"><text:span text:style-name="T9">. </text:span></text:span><text:span text:style-name="Strong_20_Emphasis"><text:span text:style-name="T43">L’utilisateur </text:span></text:span><text:span text:style-name="Strong_20_Emphasis"><text:span text:style-name="T6">choisi un</text:span></text:span><text:span text:style-name="Strong_20_Emphasis"><text:span text:style-name="T17">e </text:span></text:span><text:span text:style-name="Strong_20_Emphasis"><text:span text:style-name="T9">des </text:span></text:span><text:span text:style-name="Strong_20_Emphasis"><text:span text:style-name="T17">possibilités</text:span></text:span><text:span text:style-name="Strong_20_Emphasis"><text:span text:style-name="T6"> dans la liste </text:span></text:span><text:span text:style-name="Strong_20_Emphasis"><text:span text:style-name="T9">(</text:span></text:span><text:span text:style-name="Strong_20_Emphasis"><text:span text:style-name="T10">Modifier </text:span></text:span><text:span text:style-name="Strong_20_Emphasis"><text:span text:style-name="T9">un plat/dessert ,</text:span></text:span><text:span text:style-name="Strong_20_Emphasis"><text:span text:style-name="T10">s</text:span></text:span><text:span text:style-name="Strong_20_Emphasis"><text:span text:style-name="T9">upprimer un plat/dessert, ajouter un plat/dessert dans le stock du livreur.<text:line-break/></text:span></text:span><text:span text:style-name="Strong_20_Emphasis"><text:span text:style-name="T16">12</text:span></text:span><text:span text:style-name="Strong_20_Emphasis"><text:span text:style-name="T11">. </text:span></text:span><text:span text:style-name="Strong_20_Emphasis"><text:span text:style-name="T36">Le système</text:span></text:span><text:span text:style-name="Strong_20_Emphasis"><text:span text:style-name="T11"> <text:s/>enregistre les informations selon le cas d’utilisation choisi par l’utilisateur</text:span></text:span></text:p>
          </table:table-cell>
        </table:table-row>
        <table:table-row>
          <table:table-cell table:style-name="Tableau1.A1" office:value-type="string">
            <text:p text:style-name="P5"><text:bookmark text:name="r-2111863"/><text:span text:style-name="Strong_20_Emphasis"><text:span text:style-name="T1">Les scénarios d’exception<text:line-break/></text:span></text:span></text:p>
            <text:p text:style-name="P7"><text:span text:style-name="Strong_20_Emphasis"><text:span text:style-name="T12">2.a </text:span></text:span><text:span text:style-name="Strong_20_Emphasis"><text:span text:style-name="T46">L’utilisateur </text:span></text:span><text:span text:style-name="Strong_20_Emphasis"><text:span text:style-name="T12">décide de quitter l</text:span></text:span><text:span text:style-name="Strong_20_Emphasis"><text:span text:style-name="T18">a page</text:span></text:span><text:span text:style-name="Strong_20_Emphasis"><text:span text:style-name="T12"> « Consulter les stocks »<text:line-break/>3.a </text:span></text:span><text:span text:style-name="Strong_20_Emphasis"><text:span text:style-name="T29">Le système </text:span></text:span><text:span text:style-name="Strong_20_Emphasis"><text:span text:style-name="T12">ne trouve pas des stocks à afficher et affiche le message d’erreur « Pas de stocks à afficher »<text:line-break/>5.a </text:span></text:span><text:span text:style-name="Strong_20_Emphasis"><text:span text:style-name="T29">Le système</text:span></text:span><text:span text:style-name="Strong_20_Emphasis"><text:span text:style-name="T12"> ne trouve pas des stocks à afficher pour cette période et affiche le message d’erreur « Pas de stocks à afficher pour cette période»<text:line-break/>6.a </text:span></text:span><text:span text:style-name="Strong_20_Emphasis"><text:span text:style-name="T46">L’utilisateur</text:span></text:span><text:span text:style-name="Strong_20_Emphasis"><text:span text:style-name="T29"> </text:span></text:span><text:span text:style-name="Strong_20_Emphasis"><text:span text:style-name="T12">décide de quitter le cas d’utilisation interne « Gestion du stock de livreur»<text:line-break/>7.a l</text:span></text:span><text:span text:style-name="Strong_20_Emphasis"><text:span text:style-name="T29">e système</text:span></text:span><text:span text:style-name="Strong_20_Emphasis"><text:span text:style-name="T12"> ne trouve pas des livreurs à afficher et affiche un message « Pas de livreurs à afficher »<text:line-break/>8.a </text:span></text:span><text:span text:style-name="Strong_20_Emphasis"><text:span text:style-name="T46">L’utilisateur</text:span></text:span><text:span text:style-name="Strong_20_Emphasis"><text:span text:style-name="T12"> décide de quitter l</text:span></text:span><text:span text:style-name="Strong_20_Emphasis"><text:span text:style-name="T13">e livreur choisi<text:line-break/>9.a </text:span></text:span><text:span text:style-name="Strong_20_Emphasis"><text:span text:style-name="T30">Le système</text:span></text:span><text:span text:style-name="Strong_20_Emphasis"><text:span text:style-name="T13"> ne trouve pas de plats/desserts et affiche un message «  Pas de plats/desserts à afficher pour ce livreur »<text:line-break/></text:span></text:span><text:soft-page-break/><text:span text:style-name="Strong_20_Emphasis"><text:span text:style-name="T13">10.a </text:span></text:span><text:span text:style-name="Strong_20_Emphasis"><text:span text:style-name="T47">L’utilisateur</text:span></text:span><text:span text:style-name="Strong_20_Emphasis"><text:span text:style-name="T13"> décide de quitter le cas interne choisi(modifier/ajouter/supprimer un plats) pour le livreur<text:line-break/>11.a </text:span></text:span><text:span text:style-name="Strong_20_Emphasis"><text:span text:style-name="T30">Le système </text:span></text:span><text:span text:style-name="Strong_20_Emphasis"><text:span text:style-name="T13">a rencontré une erreur lorsque d’enregistrement de l’information et affiche un message « erreur lorsque d’enregistrement de l’information » et envoie l’erreur dans le lo</text:span></text:span></text:p>
            <text:p text:style-name="P6"><text:span text:style-name="Strong_20_Emphasis"><text:span text:style-name="T12"/></text:span></text:p>
          </table:table-cell>
        </table:table-row>
        <table:table-row>
          <table:table-cell table:style-name="Tableau1.A1" office:value-type="string">
            <text:p text:style-name="P1"><text:bookmark text:name="r-2111893"/><text:span text:style-name="Strong_20_Emphasis"><text:span text:style-name="T1">Fin :</text:span></text:span></text:p>
            <text:list xml:id="list2177488951" text:style-name="L1">
              <text:list-item>
                <text:p text:style-name="P10"><text:bookmark text:name="r-2111898"/><text:bookmark text:name="r-2111895"/><text:bookmark text:name="r-2111894"/>Scénario nominal : sur décision de l’utilisateur, <text:span text:style-name="T52">aux étapes 2, 5, 7, 9, 11</text:span> (affiche <text:span text:style-name="T49">un message</text:span> de l’<text:span text:style-name="T48">action selon l’action de l’utilisateur</text:span>.)</text:p>
              </text:list-item>
              <text:list-item>
                <text:p text:style-name="P9"><text:bookmark text:name="r-2111897"/><text:bookmark text:name="r-2111896"/>Scénario d’exception : après le point <text:span text:style-name="T52">11</text:span>, si l’enregistrement d<text:span text:style-name="T49">e l’action</text:span> ne réussit pas.<text:bookmark text:name="r-2111870"/><text:bookmark text:name="r-2111869"/></text:p>
              </text:list-item>
            </text:list>
          </table:table-cell>
        </table:table-row>
        <table:table-row>
          <table:table-cell table:style-name="Tableau1.A1" office:value-type="string">
            <text:p text:style-name="P1"><text:bookmark text:name="r-2111899"/><text:span text:style-name="Strong_20_Emphasis"><text:span text:style-name="T1">Post-conditions :</text:span></text:span></text:p>
            <text:list xml:id="list546342967" text:style-name="L2">
              <text:list-item>
                <text:p text:style-name="P11"><text:bookmark text:name="r-2111903"/><text:bookmark text:name="r-2111900"/><text:bookmark text:name="r-2157913"/><text:span text:style-name="T1">Scénario nominal : </text:span><text:span text:style-name="T22">l’action</text:span><text:span text:style-name="T1"> e</text:span><text:span text:style-name="T22">s</text:span><text:span text:style-name="T1">t enregistré en base de données.</text:span></text:p>
              </text:list-item>
              <text:list-item>
                <text:p text:style-name="P11"><text:bookmark text:name="r-2111902"/><text:bookmark text:name="r-2111901"/><text:span text:style-name="T1">Scénario d’exception : </text:span><text:span text:style-name="T22">l’action</text:span><text:span text:style-name="T1"> a été récapitulé dans un message et a été </text:span><text:span text:style-name="T22">enregistré</text:span><text:span text:style-name="T1"> </text:span><text:span text:style-name="T22">dans les </text:span><text:span text:style-name="T1"><text:s/></text:span><text:span text:style-name="T22">logs du système</text:span><text:span text:style-name="T1">.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1"><text:bookmark text:name="r-2111908"/><text:span text:style-name="Strong_20_Emphasis"><text:span text:style-name="T1">COMPLEMENTS</text:span></text:span></text:p>
            <text:p text:style-name="P1"><text:bookmark text:name="r-2111909"/><text:span text:style-name="Strong_20_Emphasis"><text:span text:style-name="T1">Ergonomie </text:span></text:span></text:p>
            <text:p text:style-name="P8">-</text:p>
          </table:table-cell>
        </table:table-row>
        <table:table-row>
          <table:table-cell table:style-name="Tableau1.A1" office:value-type="string">
            <text:p text:style-name="P1"><text:bookmark text:name="r-2111911"/><text:span text:style-name="Strong_20_Emphasis"><text:span text:style-name="T1">Problèmes résolus </text:span></text:span></text:p>
            <text:p text:style-name="P4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7-09T17:35:35.681000000</dc:date>
    <meta:editing-duration>PT2H7M1S</meta:editing-duration>
    <meta:editing-cycles>34</meta:editing-cycles>
    <meta:document-statistic meta:table-count="1" meta:image-count="0" meta:object-count="0" meta:page-count="2" meta:paragraph-count="19" meta:word-count="479" meta:character-count="2956" meta:non-whitespace-character-count="2490"/>
  </office:meta>
</office:document-meta>
</file>